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weight="bold" officeooo:rsid="0010b717" officeooo:paragraph-rsid="0010b717" style:font-weight-asian="bold" style:font-weight-complex="bold"/>
    </style:style>
    <style:style style:name="P2" style:family="paragraph" style:parent-style-name="Standard" style:list-style-name="">
      <style:text-properties style:font-name="Times New Roman" fo:font-weight="bold" officeooo:rsid="0010b717" officeooo:paragraph-rsid="0010b717" style:font-weight-asian="bold" style:font-weight-complex="bold"/>
    </style:style>
    <style:style style:name="P3" style:family="paragraph" style:parent-style-name="Standard" style:list-style-name="L1">
      <style:text-properties style:font-name="Times New Roman" fo:language="ru" fo:country="RU" fo:font-weight="bold" officeooo:rsid="0010b717" officeooo:paragraph-rsid="00124cb9" style:font-weight-asian="bold" style:font-weight-complex="bold"/>
    </style:style>
    <style:style style:name="P4" style:family="paragraph" style:parent-style-name="Standard" style:list-style-name="L1">
      <style:text-properties style:font-name="Times New Roman" fo:language="ru" fo:country="RU" fo:font-weight="normal" officeooo:rsid="0010fa57" officeooo:paragraph-rsid="0010fa57" style:font-weight-asian="normal" style:font-weight-complex="normal"/>
    </style:style>
    <style:style style:name="P5" style:family="paragraph" style:parent-style-name="Standard" style:list-style-name="L1">
      <style:text-properties style:font-name="Times New Roman" fo:language="ru" fo:country="RU" fo:font-weight="normal" officeooo:rsid="001ae4d7" officeooo:paragraph-rsid="001ae4d7" style:font-weight-asian="normal" style:font-weight-complex="normal"/>
    </style:style>
    <style:style style:name="P6" style:family="paragraph" style:parent-style-name="Standard" style:list-style-name="L2">
      <style:text-properties style:font-name="Times New Roman" fo:language="ru" fo:country="RU" fo:font-weight="normal" officeooo:rsid="001ce47a" officeooo:paragraph-rsid="001ce47a" style:font-weight-asian="normal" style:font-weight-complex="normal"/>
    </style:style>
    <style:style style:name="P7" style:family="paragraph" style:parent-style-name="Standard" style:list-style-name="L2">
      <style:text-properties style:font-name="Times New Roman" fo:language="ru" fo:country="RU" fo:font-weight="normal" officeooo:rsid="001d0248" officeooo:paragraph-rsid="001d0248" style:font-weight-asian="normal" style:font-weight-complex="normal"/>
    </style:style>
    <style:style style:name="P8" style:family="paragraph" style:parent-style-name="Standard" style:list-style-name="L1">
      <style:text-properties style:font-name="Times New Roman" fo:font-weight="normal" officeooo:rsid="00135fce" officeooo:paragraph-rsid="00135fce" style:font-weight-asian="normal" style:font-weight-complex="normal"/>
    </style:style>
    <style:style style:name="P9" style:family="paragraph" style:parent-style-name="Standard" style:list-style-name="L1">
      <style:text-properties style:font-name="Times New Roman" fo:font-weight="normal" officeooo:rsid="0014dbde" officeooo:paragraph-rsid="0014dbde" style:font-weight-asian="normal" style:font-weight-complex="normal"/>
    </style:style>
    <style:style style:name="P10" style:family="paragraph" style:parent-style-name="Standard" style:list-style-name="L1">
      <style:text-properties style:font-name="Times New Roman" fo:font-weight="normal" officeooo:rsid="0015c768" officeooo:paragraph-rsid="0015c768" style:font-weight-asian="normal" style:font-weight-complex="normal"/>
    </style:style>
    <style:style style:name="P11" style:family="paragraph" style:parent-style-name="Standard" style:list-style-name="L1">
      <style:text-properties style:font-name="Times New Roman" fo:font-weight="normal" officeooo:rsid="001606c3" officeooo:paragraph-rsid="001606c3" style:font-weight-asian="normal" style:font-weight-complex="normal"/>
    </style:style>
    <style:style style:name="P12" style:family="paragraph" style:parent-style-name="Standard" style:list-style-name="L1">
      <style:text-properties style:font-name="Times New Roman" fo:font-weight="normal" officeooo:rsid="001eb0cb" officeooo:paragraph-rsid="001eb0cb" style:font-weight-asian="normal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weight="normal" officeooo:rsid="0010b717" officeooo:paragraph-rsid="0010b717" style:font-weight-asian="normal" style:font-weight-complex="normal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166e88" officeooo:paragraph-rsid="00166e88" style:font-size-asian="12pt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paragraph-rsid="00165390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Times New Roman" fo:language="ru" fo:country="RU" fo:font-weight="normal" officeooo:rsid="0010b717" officeooo:paragraph-rsid="00186c79" style:font-weight-asian="normal" style:font-weight-complex="normal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Times New Roman" fo:language="en" fo:country="US" fo:font-weight="normal" officeooo:rsid="0018d541" officeooo:paragraph-rsid="0018d541" style:font-weight-asian="normal" style:font-weight-complex="normal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ru" fo:country="RU" fo:font-weight="normal" officeooo:rsid="0020116c" officeooo:paragraph-rsid="0020116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ru" fo:country="RU" fo:font-weight="normal" officeooo:rsid="0021ed7c" officeooo:paragraph-rsid="0021ed7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font-weight="normal" officeooo:paragraph-rsid="0020116c" style:font-weight-asian="normal" style:font-weight-complex="normal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Consolas1" fo:font-size="9pt" fo:language="ru" fo:country="RU" fo:font-weight="normal" officeooo:rsid="0020116c" officeooo:paragraph-rsid="0020116c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1.27cm" fo:margin-right="0cm" fo:text-indent="0cm" style:auto-text-indent="false" fo:break-before="page"/>
      <style:text-properties style:font-name="Times New Roman" fo:font-size="12pt" fo:language="ru" fo:country="RU" fo:font-weight="normal" officeooo:rsid="0018d541" officeooo:paragraph-rsid="0018d541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break-before="page"/>
      <style:text-properties style:font-name="Times New Roman" fo:font-weight="bold" officeooo:rsid="0010b717" officeooo:paragraph-rsid="0010b717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0fa57"/>
    </style:style>
    <style:style style:name="T4" style:family="text">
      <style:text-properties officeooo:rsid="0010fa57"/>
    </style:style>
    <style:style style:name="T5" style:family="text">
      <style:text-properties officeooo:rsid="00124cb9"/>
    </style:style>
    <style:style style:name="T6" style:family="text">
      <style:text-properties fo:color="#0000ff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fo:background-color="#ffffff" loext:char-shading-value="0" style:font-size-asian="9.5pt"/>
    </style:style>
    <style:style style:name="T8" style:family="text">
      <style:text-properties fo:color="#000000" fo:background-color="#ffffff" loext:char-shading-value="0"/>
    </style:style>
    <style:style style:name="T9" style:family="text">
      <style:text-properties fo:color="#000000" officeooo:rsid="00179e3f" fo:background-color="#ffffff" loext:char-shading-value="0"/>
    </style:style>
    <style:style style:name="T10" style:family="text">
      <style:text-properties fo:color="#000000" officeooo:rsid="0017b5d0" fo:background-color="#ffffff" loext:char-shading-value="0"/>
    </style:style>
    <style:style style:name="T11" style:family="text">
      <style:text-properties fo:color="#000000" fo:language="en" fo:country="US" officeooo:rsid="00179e3f" fo:background-color="#ffffff" loext:char-shading-value="0"/>
    </style:style>
    <style:style style:name="T12" style:family="text">
      <style:text-properties fo:color="#000000" fo:language="en" fo:country="US" fo:background-color="#ffffff" loext:char-shading-value="0"/>
    </style:style>
    <style:style style:name="T13" style:family="text">
      <style:text-properties fo:color="#000000" fo:language="ru" fo:country="RU" officeooo:rsid="00179e3f" fo:background-color="#ffffff" loext:char-shading-value="0"/>
    </style:style>
    <style:style style:name="T14" style:family="text">
      <style:text-properties fo:color="#000000" fo:language="ru" fo:country="RU" officeooo:rsid="0017b5d0" fo:background-color="#ffffff" loext:char-shading-value="0"/>
    </style:style>
    <style:style style:name="T15" style:family="text">
      <style:text-properties fo:color="#000000" style:font-name="Consolas1" fo:language="en" fo:country="US" fo:background-color="#ffffff" loext:char-shading-value="0"/>
    </style:style>
    <style:style style:name="T16" style:family="text">
      <style:text-properties fo:color="#000000" style:font-name="Consolas1" fo:font-size="9pt" fo:language="en" fo:country="US" fo:background-color="#ffffff" loext:char-shading-value="0" style:font-size-asian="9pt" style:font-size-complex="9pt"/>
    </style:style>
    <style:style style:name="T17" style:family="text">
      <style:text-properties fo:color="#2b91af" style:font-name="Consolas" fo:font-size="9.5pt" fo:background-color="#ffffff" loext:char-shading-value="0" style:font-size-asian="9.5pt"/>
    </style:style>
    <style:style style:name="T18" style:family="text">
      <style:text-properties fo:color="#008000" style:font-name="Consolas" fo:font-size="9.5pt" fo:background-color="#ffffff" loext:char-shading-value="0" style:font-size-asian="9.5pt"/>
    </style:style>
    <style:style style:name="T19" style:family="text">
      <style:text-properties officeooo:rsid="001d606f"/>
    </style:style>
    <style:style style:name="T20" style:family="text">
      <style:text-properties officeooo:rsid="002298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11997207077127840" text:style-name="L1">
        <text:list-item>
          <text:p text:style-name="P1">Для чего нужн<text:span text:style-name="T4">а</text:span> <text:span text:style-name="T2">обработк</text:span><text:span text:style-name="T3">а</text:span><text:span text:style-name="T2"> </text:span>исключений?</text:p>
          <text:p text:style-name="P4">Обработка исключений помогает обрабатывать любые непредвиденные/исключительные ситуации, происходящие при выполнении программы. Например, пользователь ввел в поле данных строку, когда это поле предназначалась для числовых значений. Или мы обращаемся за данными в сторонний сервер, например <text:span text:style-name="T1">google maps</text:span>, а он не отвечает. <text:span text:style-name="T5">Такие ситуации необходимо отлавливать и обрабатывать.</text:span></text:p>
        </text:list-item>
        <text:list-item>
          <text:p text:style-name="P1">Что необходимо сделать, чтобы реализовать свой класс исключения?</text:p>
          <text:p text:style-name="P5">Для этого достаточно наследовать родительский класс <text:span text:style-name="T1">Exception. </text:span>Но это не лучший вариант. Хорошо созданный класс исключения должен:</text:p>
        </text:list-item>
      </text:list>
      <text:list xml:id="list5296210688362907805" text:style-name="L2">
        <text:list-item>
          <text:list>
            <text:list-item>
              <text:p text:style-name="P6">наследоваться от <text:span text:style-name="T1">ApplicationException</text:span></text:p>
            </text:list-item>
            <text:list-item>
              <text:p text:style-name="P6">сопровождаться атрибутом <text:span text:style-name="T1">[System.Serializsble]</text:span></text:p>
            </text:list-item>
            <text:list-item>
              <text:p text:style-name="P6">иметь конструктор по умолчанию</text:p>
            </text:list-item>
            <text:list-item>
              <text:p text:style-name="P7">иметь конструктор, который устанавливает значение унаследованного свойства <text:span text:style-name="T1">Message</text:span></text:p>
            </text:list-item>
            <text:list-item>
              <text:p text:style-name="P7">иметь конструктор для обработки «<text:span text:style-name="T19">внутренних</text:span> исключений»</text:p>
            </text:list-item>
            <text:list-item>
              <text:p text:style-name="P7">иметь конструктор для обработки сериализации типа</text:p>
            </text:list-item>
          </text:list>
        </text:list-item>
      </text:list>
      <text:list xml:id="list214210435165694" text:continue-list="list7811997207077127840" text:style-name="L1">
        <text:list-item>
          <text:p text:style-name="P1">Можно ли использовать сторонний класс исключения, для выброса ошибки, или программист может исключения только отлавливать?</text:p>
          <text:p text:style-name="P12">Программист может не только отлавливать, но и выбрасывать исключения, если ситуация того требует. Для этого программисту нужно использовать ключевое слово <text:span text:style-name="T1">throw </text:span><text:span text:style-name="T2">и создать новый экземпляр класса исключения.</text:span></text:p>
        </text:list-item>
        <text:list-item>
          <text:p text:style-name="P1">Допустима ли такая конструкция для отлова ошибки?</text:p>
        </text:list-item>
      </text:list>
      <text:p text:style-name="P14"><text:span text:style-name="T6">try</text:span></text:p>
      <text:p text:style-name="P13"><text:span text:style-name="T7">{</text:span></text:p>
      <text:p text:style-name="P13"><text:span text:style-name="T6"><text:s text:c="2"/>int</text:span><text:span text:style-name="T7"> i = </text:span><text:span text:style-name="T17">Convert</text:span><text:span text:style-name="T7">.ToInt32(str);</text:span></text:p>
      <text:p text:style-name="P13"><text:span text:style-name="T18"><text:s text:c="2"/>// some code</text:span></text:p>
      <text:p text:style-name="P13"><text:span text:style-name="T7">} </text:span></text:p>
      <text:p text:style-name="P13"><text:span text:style-name="T6">catch</text:span><text:span text:style-name="T7"> (</text:span><text:span text:style-name="T17">Exception</text:span><text:span text:style-name="T7"> ex)</text:span></text:p>
      <text:p text:style-name="P13"><text:span text:style-name="T7">{</text:span></text:p>
      <text:p text:style-name="P13"><text:span text:style-name="T18"><text:s text:c="2"/>// do something</text:span></text:p>
      <text:p text:style-name="P13"><text:span text:style-name="T7">}</text:span></text:p>
      <text:p text:style-name="P16"><text:span text:style-name="T6">catch</text:span><text:span text:style-name="T7"> (</text:span><text:span text:style-name="T17">FormatException</text:span><text:span text:style-name="T7"> ex)</text:span></text:p>
      <text:p text:style-name="P13"><text:span text:style-name="T7">{</text:span></text:p>
      <text:p text:style-name="P13"><text:span text:style-name="T18"><text:s text:c="2"/>// do something</text:span></text:p>
      <text:p text:style-name="P13"><text:span text:style-name="T7">}</text:span></text:p>
      <text:p text:style-name="P15"><text:span text:style-name="T8">Нет, так писать нельзя. Дело в том, что при таком коду в случае возникновения исключительной ситуации, в не зависимости, что это за ситуация, обрабатываться будет первый обработчик. </text:span><text:span text:style-name="T9">При отлов</text:span><text:span text:style-name="T14">е</text:span><text:span text:style-name="T9"> ошибки стоит всегда помнить, что нужно идти от частного к общему. </text:span><text:span text:style-name="T10">Т.е.</text:span><text:span text:style-name="T9"> в данном случае использовать сначала </text:span><text:span text:style-name="T11">FormatException, </text:span><text:span text:style-name="T13">а в конце только </text:span><text:span text:style-name="T11">Exception.</text:span></text:p>
      <text:list xml:id="list214210435145505" text:continue-numbering="true" text:style-name="L1">
        <text:list-item>
          <text:p text:style-name="P3">Как будет ниже написанный код на <text:span text:style-name="T1">C# <text:s/></text:span><text:span text:style-name="T5">выглядеть </text:span>на <text:span text:style-name="T1">CIL?</text:span></text:p>
        </text:list-item>
      </text:list>
      <text:p text:style-name="P18">C#:</text:p>
      <text:p text:style-name="P17"><text:span text:style-name="T6">static</text:span><text:span text:style-name="T7"> </text:span><text:span text:style-name="T6">void</text:span><text:span text:style-name="T7"> Main(</text:span><text:span text:style-name="T6">string</text:span><text:span text:style-name="T7">[] args)</text:span></text:p>
      <text:p text:style-name="P21"><text:span text:style-name="T7">{</text:span></text:p>
      <text:p text:style-name="P22"><text:span text:style-name="T6"><text:s text:c="2"/>try</text:span></text:p>
      <text:p text:style-name="P22"><text:span text:style-name="T7"><text:s text:c="2"/>{</text:span></text:p>
      <text:p text:style-name="P22"><text:span text:style-name="T6"><text:s text:c="4"/>int</text:span><text:span text:style-name="T7"> i = </text:span><text:span text:style-name="T17">Convert</text:span><text:span text:style-name="T7">.ToInt32(</text:span><text:span text:style-name="T17">Console</text:span><text:span text:style-name="T7">.ReadLine());</text:span></text:p>
      <text:p text:style-name="P21"><text:span text:style-name="T7"><text:s text:c="2"/>}</text:span></text:p>
      <text:p text:style-name="P21"><text:span text:style-name="T6"><text:s text:c="2"/>catch</text:span><text:span text:style-name="T7"> (</text:span><text:span text:style-name="T17">FormatException</text:span><text:span text:style-name="T7"> ex) { }</text:span></text:p>
      <text:p text:style-name="P21"><text:span text:style-name="T6"><text:s text:c="2"/>catch</text:span><text:span text:style-name="T7"> (</text:span><text:span text:style-name="T17">Exception</text:span><text:span text:style-name="T7"> ex) { }</text:span></text:p>
      <text:p text:style-name="P21"><text:span text:style-name="T17"><text:s text:c="2"/>Console</text:span><text:span text:style-name="T7">.ReadLine();</text:span></text:p>
      <text:p text:style-name="P21"><text:span text:style-name="T7">}</text:span></text:p>
      <text:p text:style-name="P24"><text:span text:style-name="T12">CIL:</text:span></text:p>
      <text:p text:style-name="P19"><text:span text:style-name="T12">.</text:span><text:span text:style-name="T16">method private hidebysig static void <text:s/>Main(string[] args) cil managed</text:span></text:p>
      <text:p text:style-name="P23"><text:span text:style-name="T12">{</text:span></text:p>
      <text:p text:style-name="P23"><text:span text:style-name="T12"><text:s text:c="2"/>.entrypoint</text:span></text:p>
      <text:p text:style-name="P23"><text:span text:style-name="T12"><text:s text:c="2"/>// Размер кода: <text:s text:c="6"/>34 (0x22)</text:span></text:p>
      <text:p text:style-name="P23"><text:span text:style-name="T12"><text:s text:c="2"/>.maxstack <text:s/>1</text:span></text:p>
      <text:p text:style-name="P23"><text:span text:style-name="T12"><text:s text:c="2"/>.locals init ([0] int32 i,</text:span></text:p>
      <text:p text:style-name="P23"><text:span text:style-name="T12"><text:s text:c="11"/>[1] class [mscorlib]System.FormatException ex,</text:span></text:p>
      <text:p text:style-name="P23"><text:span text:style-name="T12"><text:s text:c="11"/>[2] class [mscorlib]System.Exception V_2)</text:span></text:p>
      <text:p text:style-name="P23"><text:span text:style-name="T12"><text:s text:c="2"/>IL_0000: <text:s/>nop</text:span></text:p>
      <text:p text:style-name="P23"><text:span text:style-name="T12"><text:s text:c="2"/>.try</text:span></text:p>
      <text:p text:style-name="P23"><text:span text:style-name="T12"><text:s text:c="2"/>{</text:span></text:p>
      <text:p text:style-name="P23"><text:span text:style-name="T12"><text:s text:c="4"/>IL_0001: <text:s/>nop</text:span></text:p>
      <text:p text:style-name="P23"><text:span text:style-name="T12"><text:s text:c="4"/>IL_0002: <text:s/>call <text:s text:c="6"/>string [mscorlib]System.Console::ReadLine()</text:span></text:p>
      <text:p text:style-name="P23"><text:span text:style-name="T12"><text:s text:c="4"/>IL_0007: <text:s/>call <text:s text:c="6"/>int32 [mscorlib]System.Convert::ToInt32(string)</text:span></text:p>
      <text:p text:style-name="P23"><text:span text:style-name="T12"><text:s text:c="4"/>IL_000c: <text:s/>stloc.0</text:span></text:p>
      <text:p text:style-name="P23"><text:span text:style-name="T12"><text:s text:c="4"/>IL_000d: <text:s/>nop</text:span></text:p>
      <text:p text:style-name="P23"><text:span text:style-name="T12"><text:s text:c="4"/>IL_000e: <text:s/>leave.s <text:s text:c="3"/>IL_001a</text:span></text:p>
      <text:p text:style-name="P23"><text:span text:style-name="T12"><text:s text:c="2"/>} <text:s/>// end .try</text:span></text:p>
      <text:p text:style-name="P23"><text:span text:style-name="T12"><text:s text:c="2"/>catch [mscorlib]System.FormatException </text:span></text:p>
      <text:p text:style-name="P23"><text:span text:style-name="T12"><text:s text:c="2"/>{</text:span></text:p>
      <text:p text:style-name="P23"><text:span text:style-name="T12"><text:s text:c="4"/>IL_0010: <text:s/>stloc.1</text:span></text:p>
      <text:p text:style-name="P23"><text:span text:style-name="T12"><text:s text:c="4"/>IL_0011: <text:s/>nop</text:span></text:p>
      <text:p text:style-name="P23"><text:span text:style-name="T12"><text:s text:c="4"/>IL_0012: <text:s/>nop</text:span></text:p>
      <text:p text:style-name="P23"><text:span text:style-name="T12"><text:s text:c="4"/>IL_0013: <text:s/>leave.s <text:s text:c="3"/>IL_001a</text:span></text:p>
      <text:p text:style-name="P23"><text:span text:style-name="T12"><text:s text:c="2"/>} <text:s/>// end handler</text:span></text:p>
      <text:p text:style-name="P23"><text:span text:style-name="T12"><text:s text:c="2"/>catch [mscorlib]System.Exception </text:span></text:p>
      <text:p text:style-name="P23"><text:span text:style-name="T12"><text:s text:c="2"/>{</text:span></text:p>
      <text:p text:style-name="P23"><text:span text:style-name="T12"><text:s text:c="4"/>IL_0015: <text:s/>stloc.2</text:span></text:p>
      <text:p text:style-name="P23"><text:span text:style-name="T12"><text:s text:c="4"/>IL_0016: <text:s/>nop</text:span></text:p>
      <text:p text:style-name="P23"><text:span text:style-name="T12"><text:s text:c="4"/>IL_0017: <text:s/>nop</text:span></text:p>
      <text:p text:style-name="P23"><text:span text:style-name="T12"><text:s text:c="4"/>IL_0018: <text:s/>leave.s <text:s text:c="3"/>IL_001a</text:span></text:p>
      <text:p text:style-name="P23"><text:span text:style-name="T12"><text:s text:c="2"/>} <text:s/>// end handler</text:span></text:p>
      <text:p text:style-name="P23"><text:span text:style-name="T12"><text:s text:c="2"/>IL_001a: <text:s/>nop</text:span></text:p>
      <text:p text:style-name="P23"><text:span text:style-name="T12"><text:s text:c="2"/>IL_001b: <text:s/>call <text:s text:c="6"/>string [mscorlib]System.Console::ReadLine()</text:span></text:p>
      <text:p text:style-name="P23"><text:span text:style-name="T12"><text:s text:c="2"/>IL_0020: <text:s/>pop</text:span></text:p>
      <text:p text:style-name="P23"><text:span text:style-name="T12"><text:s text:c="2"/>IL_0021: <text:s/>ret</text:span></text:p>
      <text:p text:style-name="P23"><text:span text:style-name="T12">} // end of method Program::Main</text:span></text:p>
      <text:p text:style-name="P20"><text:span text:style-name="T8">Как видно, в </text:span><text:span text:style-name="T12">cil </text:span><text:span text:style-name="T8">коде для отлова ошибок используется конструкция похожая на </text:span><text:span text:style-name="T12">C#.</text:span><text:span text:style-name="T8"> </text:span></text:p>
      <text:list xml:id="list214210450168005" text:continue-numbering="true" text:style-name="L1">
        <text:list-item>
          <text:p text:style-name="P1">Как узнать причину возникновения <text:span text:style-name="T20">исключения</text:span>?</text:p>
          <text:p text:style-name="P8">Если мы хотим узнать причину выброса исключения стоит использовать поле <text:span text:style-name="T1">StackTrace. </text:span><text:span text:style-name="T2">Это поле очень полезно во время разработки, так как показывает последовательность вызовов, которая привела к возникновению исключения, но не стоит использовать в эксплуатации. Вместо </text:span><text:span text:style-name="T1">StackTrace, </text:span><text:span text:style-name="T2">тогда лучше использовать </text:span><text:span text:style-name="T1">Message </text:span><text:span text:style-name="T2">или свои способы сообщения на человеческом языке об исключении.</text:span></text:p>
        </text:list-item>
        <text:list-item>
          <text:p text:style-name="P1">Возможно ли написать приложение не используя исключения?</text:p>
          <text:p text:style-name="P9">Да, это возможно. Допустим у нас идет деление, мы запросто можем проверить делитель на ноль. Или при помощи регулярных выражений проверять ввел число и другие обходные пути.</text:p>
        </text:list-item>
        <text:list-item>
          <text:p text:style-name="P1">Почему такой стиль написания стоит избегать?</text:p>
          <text:p text:style-name="P9">В таком случае код становится избыточным и не понятным и вместо решения конкретной задачи будут придумываться пути для обхода исключений. Так же программист может сам не учесть некоторый момент, при котором было бы выкинуто исключение.</text:p>
        </text:list-item>
        <text:list-item>
          <text:p text:style-name="P1">Что в итоге получит конечный пользователь, если приложение написано без отлова ошибок?</text:p>
          <text:p text:style-name="P10">В таком случае, пользователь получит приложение, которое при возникновении исключения будет выводить странные, для конечного пользователя, ошибки о необработанном исключении, за место красиво оформленных сообщениях.</text:p>
        </text:list-item>
      </text:list>
      <text:p text:style-name="P2"/>
      <text:list xml:id="list214210450148128" text:continue-numbering="true" text:style-name="L1">
        <text:list-item>
          <text:p text:style-name="P25">Если обработка исключений так полезна, стоит ли весь код обрамлять в <text:span text:style-name="T1">try, catch, finally </text:span><text:span text:style-name="T2">блоки?</text:span></text:p>
          <text:p text:style-name="P11"><text:span text:style-name="T2">Этого так же не стоит делать, как и совсем не использовать исключения. Что бы понять когда стоит выкидывать исключение, нужно знать с чем работаешь и смотреть в документации есть ли у этого члена типа исключительные ситуаци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0:19:03.787000000</meta:creation-date>
    <dc:date>2014-12-02T21:42:10.337000000</dc:date>
    <meta:editing-duration>PT1H7M42S</meta:editing-duration>
    <meta:editing-cycles>26</meta:editing-cycles>
    <meta:generator>LibreOffice/4.3.3.2$Windows_x86 LibreOffice_project/9bb7eadab57b6755b1265afa86e04bf45fbfc644</meta:generator>
    <meta:document-statistic meta:table-count="0" meta:image-count="0" meta:object-count="0" meta:page-count="3" meta:paragraph-count="88" meta:word-count="619" meta:character-count="4618" meta:non-whitespace-character-count="3903"/>
  </office:meta>
</office:document-meta>
</file>